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Component.queueEvent( Faces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Component.saveState( Face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Component.addDefaultActionListener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Component.Map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Component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mponent.removeDefaultActionListener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mponent.broadcast( Faces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Component.ge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mponent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Component.setCurrent( String cur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